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5f2f" officeooo:paragraph-rsid="00115f2f"/>
    </style:style>
    <style:style style:name="P2" style:family="paragraph" style:parent-style-name="Text_20_body">
      <style:text-properties fo:language="en" fo:country="US" officeooo:rsid="00153302" officeooo:paragraph-rsid="00153302"/>
    </style:style>
    <style:style style:name="P3" style:family="paragraph" style:parent-style-name="Text_20_body">
      <style:text-properties fo:language="ru" fo:country="RU" officeooo:rsid="00115f2f" officeooo:paragraph-rsid="00115f2f"/>
    </style:style>
    <style:style style:name="P4" style:family="paragraph" style:parent-style-name="Text_20_body">
      <style:text-properties fo:language="ru" fo:country="RU" officeooo:rsid="00153302" officeooo:paragraph-rsid="00153302"/>
    </style:style>
    <style:style style:name="P5" style:family="paragraph" style:parent-style-name="Text_20_body">
      <style:text-properties fo:language="ru" fo:country="RU" officeooo:rsid="001b6c18" officeooo:paragraph-rsid="001b6c18"/>
    </style:style>
    <style:style style:name="P6" style:family="paragraph" style:parent-style-name="Text_20_body">
      <style:paragraph-properties fo:break-before="page"/>
      <style:text-properties fo:language="en" fo:country="US" officeooo:rsid="00153302" officeooo:paragraph-rsid="00153302"/>
    </style:style>
    <style:style style:name="P7" style:family="paragraph" style:parent-style-name="Text_20_body" style:list-style-name="L1">
      <style:text-properties fo:language="ru" fo:country="RU" officeooo:rsid="00115f2f" officeooo:paragraph-rsid="00115f2f"/>
    </style:style>
    <style:style style:name="P8" style:family="paragraph" style:parent-style-name="Text_20_body" style:list-style-name="L2">
      <style:text-properties fo:language="ru" fo:country="RU" officeooo:rsid="00115f2f" officeooo:paragraph-rsid="00115f2f"/>
    </style:style>
    <style:style style:name="P9" style:family="paragraph" style:parent-style-name="Text_20_body">
      <style:text-properties fo:language="ru" fo:country="RU" officeooo:rsid="00115f2f" officeooo:paragraph-rsid="00115f2f"/>
    </style:style>
    <style:style style:name="P10" style:family="paragraph" style:parent-style-name="Text_20_body">
      <style:text-properties fo:language="ru" fo:country="RU" officeooo:rsid="001295e9" officeooo:paragraph-rsid="001295e9"/>
    </style:style>
    <style:style style:name="P11" style:family="paragraph" style:parent-style-name="Text_20_body" style:list-style-name="L3">
      <style:text-properties fo:language="ru" fo:country="RU" officeooo:rsid="001295e9" officeooo:paragraph-rsid="001295e9"/>
    </style:style>
    <style:style style:name="P12" style:family="paragraph" style:parent-style-name="Text_20_body" style:list-style-name="L4">
      <style:text-properties fo:language="ru" fo:country="RU" officeooo:rsid="00183adc" officeooo:paragraph-rsid="00183adc"/>
    </style:style>
    <style:style style:name="P13" style:family="paragraph" style:parent-style-name="Text_20_body" style:list-style-name="L4">
      <style:text-properties fo:language="ru" fo:country="RU" officeooo:rsid="00153302" officeooo:paragraph-rsid="00153302"/>
    </style:style>
    <style:style style:name="P14" style:family="paragraph" style:parent-style-name="Text_20_body" style:list-style-name="L5">
      <style:text-properties fo:language="ru" fo:country="RU" officeooo:rsid="00153302" officeooo:paragraph-rsid="00153302"/>
    </style:style>
    <style:style style:name="P15" style:family="paragraph" style:parent-style-name="Text_20_body" style:list-style-name="L5">
      <style:text-properties fo:language="ru" fo:country="RU" officeooo:rsid="001d6821" officeooo:paragraph-rsid="001d6821"/>
    </style:style>
    <style:style style:name="P16" style:family="paragraph" style:parent-style-name="Text_20_body" style:list-style-name="L5">
      <style:text-properties fo:language="ru" fo:country="RU" officeooo:rsid="00165c58" officeooo:paragraph-rsid="00165c58"/>
    </style:style>
    <style:style style:name="P17" style:family="paragraph" style:parent-style-name="Text_20_body">
      <style:text-properties fo:language="ru" fo:country="RU" officeooo:rsid="001b6c18" officeooo:paragraph-rsid="001b6c18"/>
    </style:style>
    <style:style style:name="P18" style:family="paragraph" style:parent-style-name="Text_20_body" style:list-style-name="L4">
      <style:text-properties fo:language="ru" fo:country="RU" officeooo:rsid="0022f679" officeooo:paragraph-rsid="0022f679"/>
    </style:style>
    <style:style style:name="P19" style:family="paragraph" style:parent-style-name="Text_20_body" style:list-style-name="L2">
      <style:text-properties officeooo:paragraph-rsid="00115f2f"/>
    </style:style>
    <style:style style:name="P20" style:family="paragraph" style:parent-style-name="Text_20_body" style:list-style-name="L2">
      <style:text-properties fo:language="en" fo:country="US" officeooo:rsid="0012cabc" officeooo:paragraph-rsid="0012cabc"/>
    </style:style>
    <style:style style:name="P21" style:family="paragraph" style:parent-style-name="Text_20_body" style:list-style-name="L3">
      <style:text-properties fo:language="en" fo:country="US" officeooo:rsid="001295e9" officeooo:paragraph-rsid="001295e9"/>
    </style:style>
    <style:style style:name="P22" style:family="paragraph" style:parent-style-name="Text_20_body" style:list-style-name="L3">
      <style:text-properties fo:language="en" fo:country="US" officeooo:rsid="00183adc" officeooo:paragraph-rsid="00183adc"/>
    </style:style>
    <style:style style:name="P23" style:family="paragraph" style:parent-style-name="Text_20_body" style:list-style-name="L5">
      <style:text-properties fo:language="en" fo:country="US" officeooo:rsid="001d6821" officeooo:paragraph-rsid="001d682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5f2f"/>
    </style:style>
    <style:style style:name="T3" style:family="text">
      <style:text-properties fo:language="ru" fo:country="RU" officeooo:rsid="0012cabc"/>
    </style:style>
    <style:style style:name="T4" style:family="text">
      <style:text-properties fo:language="ru" fo:country="RU" officeooo:rsid="00133bc6"/>
    </style:style>
    <style:style style:name="T5" style:family="text">
      <style:text-properties fo:language="en" fo:country="US"/>
    </style:style>
    <style:style style:name="T6" style:family="text">
      <style:text-properties officeooo:rsid="001a6af5"/>
    </style:style>
    <style:style style:name="T7" style:family="text">
      <style:text-properties officeooo:rsid="001f72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одуль управления ресурсами.</text:h>
      <text:p text:style-name="P1">Задачи:</text:p>
      <text:list xml:id="list2539596932" text:style-name="L1">
        <text:list-item>
          <text:p text:style-name="P7">Загрузка ресурсов из внешних источников.</text:p>
        </text:list-item>
        <text:list-item>
          <text:p text:style-name="P7">Выгрузка ресурсов на внешние хранилища.</text:p>
        </text:list-item>
        <text:list-item>
          <text:p text:style-name="P7">Композиция и декомпозиция ресурсов.</text:p>
        </text:list-item>
        <text:list-item>
          <text:p text:style-name="P7">Назначение уникального идентификатора ресурсу и отдача ресурса по идентификатору.</text:p>
        </text:list-item>
      </text:list>
      <text:p text:style-name="P3">Сущности:</text:p>
      <text:list xml:id="list2532955558" text:style-name="L2">
        <text:list-item>
          <text:p text:style-name="P19"><text:span text:style-name="T2">Источник ресурса</text:span><text:span text:style-name="T3">(</text:span><text:span text:style-name="T4">Подключенный м</text:span><text:span text:style-name="T3">одул</text:span><text:span text:style-name="T4">ь</text:span><text:span text:style-name="T3">)</text:span></text:p>
        </text:list-item>
        <text:list-item>
          <text:p text:style-name="P8">Тег ресурса</text:p>
        </text:list-item>
        <text:list-item>
          <text:p text:style-name="P8">Тип ресурса</text:p>
        </text:list-item>
        <text:list-item>
          <text:p text:style-name="P8">Структура содержимого ресурса.</text:p>
        </text:list-item>
        <text:list-item>
          <text:p text:style-name="P8">Уникальный Ид ресурса.</text:p>
        </text:list-item>
        <text:list-item>
          <text:p text:style-name="P8">Содержимое ресурса.</text:p>
        </text:list-item>
        <text:list-item>
          <text:p text:style-name="P20">URL <text:span text:style-name="T1">ресурса</text:span></text:p>
        </text:list-item>
      </text:list>
      <text:p text:style-name="P3"/>
      <text:p text:style-name="P10">Структура хранения ресурса:</text:p>
      <text:list xml:id="list2860261887" text:style-name="L3">
        <text:list-item>
          <text:p text:style-name="P21">UID</text:p>
        </text:list-item>
        <text:list-item>
          <text:p text:style-name="P21">Type</text:p>
        </text:list-item>
        <text:list-item>
          <text:p text:style-name="P22">Struct</text:p>
        </text:list-item>
        <text:list-item>
          <text:p text:style-name="P11">Содержимое</text:p>
        </text:list-item>
      </text:list>
      <text:p text:style-name="P2"/>
      <text:p text:style-name="P6">API</text:p>
      <text:p text:style-name="P4">Входящие сообщения:</text:p>
      <text:list xml:id="list197409697" text:style-name="L4">
        <text:list-item>
          <text:p text:style-name="P12">Добавление нового типа</text:p>
        </text:list-item>
        <text:list-item>
          <text:p text:style-name="P13">Добавление ресурса</text:p>
        </text:list-item>
        <text:list-item>
          <text:p text:style-name="P12">Перезапись ресурса</text:p>
        </text:list-item>
        <text:list-item>
          <text:p text:style-name="P13">Удаление ресурса</text:p>
        </text:list-item>
      </text:list>
      <text:p text:style-name="P5">+++++++++++++++++++++++++++++++++++++++++++++++</text:p>
      <text:p text:style-name="P5"/>
      <text:list xml:id="list163220653980573" text:continue-numbering="true" text:style-name="L4">
        <text:list-item>
          <text:p text:style-name="P18">Добавление структуры</text:p>
        </text:list-item>
        <text:list-item>
          <text:p text:style-name="P13">Назначение <text:span text:style-name="T5">UID </text:span>части ресурса(Декомпозиция)</text:p>
        </text:list-item>
        <text:list-item>
          <text:p text:style-name="P13">Создание ресурса по заданной структуре из уже имеющихся ресурсов.</text:p>
        </text:list-item>
      </text:list>
      <text:p text:style-name="P4"/>
      <text:p text:style-name="P4"/>
      <text:p text:style-name="P4">Исходящие сообщение:</text:p>
      <text:list xml:id="list773029650" text:style-name="L5">
        <text:list-item>
          <text:p text:style-name="P14">Возврат <text:span text:style-name="T5">UID </text:span><text:span text:style-name="T6">типа, структуры, </text:span>ресурса <text:span text:style-name="T6">или его части, после операции с ним.</text:span></text:p>
          <text:list>
            <text:list-item>
              <text:p text:style-name="P15">Действие</text:p>
            </text:list-item>
            <text:list-item>
              <text:p text:style-name="P15">Успешно или нет</text:p>
            </text:list-item>
            <text:list-item>
              <text:p text:style-name="P23">UID</text:p>
            </text:list-item>
            <text:list-item>
              <text:p text:style-name="P23"><text:span text:style-name="T7">used</text:span> ID(IDs)</text:p>
            </text:list-item>
          </text:list>
        </text:list-item>
        <text:list-item>
          <text:p text:style-name="P16">Выдача ресурса по его <text:span text:style-name="T5">UI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8:33.169000000</meta:creation-date>
    <dc:date>2019-10-29T16:32:19.451000000</dc:date>
    <meta:editing-duration>PT29M51S</meta:editing-duration>
    <meta:editing-cycles>13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36" meta:word-count="134" meta:character-count="889" meta:non-whitespace-character-count="819"/>
  </office:meta>
</office:document-meta>
</file>